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eek 15-01:</text:span></text:p>
      <text:p text:style-name="P1"><text:span text:style-name="T1">ROLL NO:241801278</text:span></text:p>
      <text:p text:style-name="P1"><text:span text:style-name="T1">NAME:Sudiksha S </text:span></text:p>
      <text:p text:style-name="P1"><text:span text:style-name="T1">Q1)Given an array of integers, reverse the given array in place using an index and loop rather</text:span></text:p>
      <text:p text:style-name="P1"><text:span text:style-name="T1">than a built-in function.</text:span></text:p>
      <text:p text:style-name="P1"><text:span text:style-name="T1">Example</text:span></text:p>
      <text:p text:style-name="P1"><text:span text:style-name="T1">arr = [1, 3, 2, 4, 5]</text:span></text:p>
      <text:p text:style-name="P1"><text:span text:style-name="T1">Return the array [5, 4, 2, 3, 1] which is the reverse of the input array.</text:span></text:p>
      <text:p text:style-name="P1"><text:span text:style-name="T1">Function Description</text:span></text:p>
      <text:p text:style-name="P1"><text:span text:style-name="T1">Complete the function reverseArray in the editor below.</text:span></text:p>
      <text:p text:style-name="P1"><text:span text:style-name="T1">reverseArray has the following parameter(s):</text:span></text:p>
      <text:p text:style-name="P1"><text:span text:style-name="T1">int arr[n]: an array of integers</text:span></text:p>
      <text:p text:style-name="P1"><text:span text:style-name="T1">Return</text:span></text:p>
      <text:p text:style-name="P1"><text:span text:style-name="T1">int[n]: the array in reverse order</text:span></text:p>
      <text:p text:style-name="P1"><text:span text:style-name="T1">Constraints</text:span></text:p>
      <text:p text:style-name="P1"><text:span text:style-name="T1">1<text:s/></text:span><text:span text:style-name="T2">≤</text:span><text:span text:style-name="T3"><text:s/>n<text:s/></text:span><text:span text:style-name="T4">≤</text:span><text:span text:style-name="T5"><text:s/>100</text:span></text:p>
      <text:p text:style-name="P1"><text:span text:style-name="T5">0 &lt; arr[i]<text:s/></text:span><text:span text:style-name="T6">≤</text:span><text:span text:style-name="T7"><text:s/>100</text:span></text:p>
      <text:p text:style-name="P1"><text:span text:style-name="T7">Input Format For Custom Testing</text:span></text:p>
      <text:p text:style-name="P1"><text:span text:style-name="T7">The first line contains an integer, n, the number of elements in arr.</text:span></text:p>
      <text:p text:style-name="P1"><text:span text:style-name="T7">Each line i of the n subsequent lines (where 0<text:s/></text:span><text:span text:style-name="T8">≤</text:span><text:span text:style-name="T9"><text:s/>i &lt; n) contains an integer, arr[i].</text:span></text:p>
      <text:p text:style-name="P1"><text:span text:style-name="T9">Sample Input For Custom Testing</text:span></text:p>
      <text:p text:style-name="P1"><text:span text:style-name="T9">5</text:span></text:p>
      <text:p text:style-name="P1"><text:span text:style-name="T9">1</text:span></text:p>
      <text:p text:style-name="P1"><text:span text:style-name="T9">3</text:span></text:p>
      <text:p text:style-name="P1"><text:span text:style-name="T9">2</text:span></text:p>
      <text:p text:style-name="P1"><text:span text:style-name="T9">4</text:span></text:p>
      <text:p text:style-name="P1"><text:span text:style-name="T9">5</text:span></text:p>
      <text:p text:style-name="P1"><text:span text:style-name="T9">Sample Output</text:span></text:p>
      <text:p text:style-name="P1"><text:span text:style-name="T9">5</text:span></text:p>
      <text:p text:style-name="P1"><text:span text:style-name="T9">4</text:span></text:p>
      <text:p text:style-name="P1"><text:span text:style-name="T9">2</text:span></text:p>
      <text:p text:style-name="P1"><text:span text:style-name="T9">3</text:span></text:p>
      <text:p text:style-name="P1"><text:span text:style-name="T9">1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9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9"/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9"/></text:p>
      <text:p text:style-name="P2"><text:span text:style-name="T9">Q2)An automated cutting machine is used to cut rods into segments. The cutting machine can</text:span></text:p>
      <text:p text:style-name="P2"><text:span text:style-name="T9">only hold a rod of minLength or more, and it can only make one cut at a time. Given the</text:span></text:p>
      <text:p text:style-name="P2"><text:span text:style-name="T9">array lengths [] representing the desired lengths of each segment, determine if it is</text:span></text:p>
      <text:p text:style-name="P2"><text:span text:style-name="T9">possible to make the necessary cuts using this machine. The rod is marked into lengths</text:span></text:p>
      <text:p text:style-name="P2"><text:span text:style-name="T9">already, in the order given.</text:span></text:p>
      <text:p text:style-name="P2"><text:span text:style-name="T9">Example</text:span></text:p>
      <text:p text:style-name="P2"><text:span text:style-name="T9">n = 3</text:span></text:p>
      <text:p text:style-name="P2"><text:span text:style-name="T9">lengths = [4, 3, 2]</text:span></text:p>
      <text:p text:style-name="P2"><text:span text:style-name="T9">minLength = 7</text:span></text:p>
      <text:p text:style-name="P2"><text:span text:style-name="T9">The rod is initially sum(lengths) = 4 + 3 + 2 = 9 units long. First cut off the segment of length</text:span></text:p>
      <text:p text:style-name="P2"><text:span text:style-name="T9">4 + 3 = 7 leaving a rod 9 - 7 = 2. Then check that the length 7 rod can be cut into segments</text:span></text:p>
      <text:p text:style-name="P2"><text:span text:style-name="T9">of lengths 4 and 3. Since 7 is greater than or equal to minLength = 7, the final cut can be</text:span></text:p>
      <text:p text:style-name="P2"><text:span text:style-name="T9">made. Return "Possible".</text:span></text:p>
      <text:p text:style-name="P2"><text:span text:style-name="T9">Example</text:span></text:p>
      <text:p text:style-name="P2"><text:span text:style-name="T9">n = 3</text:span></text:p>
      <text:p text:style-name="P2"><text:span text:style-name="T9">lengths = [4, 2, 3]</text:span></text:p>
      <text:p text:style-name="P2"><text:span text:style-name="T9">minLength = 7</text:span></text:p>
      <text:p text:style-name="P2"><text:span text:style-name="T9">The rod is initially sum(lengths) = 4 + 2 + 3 = 9 units long. In this case, the initial cut can</text:span></text:p>
      <text:p text:style-name="P2"><text:span text:style-name="T9">be</text:span><text:span text:style-name="T10"><text:s/></text:span><text:span text:style-name="T11">of</text:span><text:span text:style-name="T12"><text:s/></text:span><text:span text:style-name="T13">length</text:span><text:span text:style-name="T14"><text:s/></text:span><text:span text:style-name="T15">4</text:span><text:span text:style-name="T16"><text:s/></text:span><text:span text:style-name="T17">or</text:span><text:span text:style-name="T18"><text:s/></text:span><text:span text:style-name="T19">4</text:span><text:span text:style-name="T20"><text:s/>+<text:s/></text:span><text:span text:style-name="T21">2</text:span><text:span text:style-name="T22"><text:s/>=<text:s/></text:span><text:span text:style-name="T23">6</text:span><text:span text:style-name="T24">.<text:s/></text:span><text:span text:style-name="T25">Regardless</text:span><text:span text:style-name="T26"><text:s/></text:span><text:span text:style-name="T27">of</text:span><text:span text:style-name="T28"><text:s/></text:span><text:span text:style-name="T29">the</text:span><text:span text:style-name="T30"><text:s/></text:span><text:span text:style-name="T31">length</text:span><text:span text:style-name="T32"><text:s/></text:span><text:span text:style-name="T33">of</text:span><text:span text:style-name="T34"><text:s/></text:span><text:span text:style-name="T35">the</text:span><text:span text:style-name="T36"><text:s/></text:span><text:span text:style-name="T37">first</text:span><text:span text:style-name="T38"><text:s/></text:span><text:span text:style-name="T39">cut</text:span><text:span text:style-name="T40">,<text:s/></text:span><text:span text:style-name="T41">the</text:span><text:span text:style-name="T42"><text:s/></text:span><text:span text:style-name="T43">remaining</text:span><text:span text:style-name="T44"><text:s/></text:span><text:span text:style-name="T45">piece</text:span></text:p>
      <text:p text:style-name="P2"><text:span text:style-name="T45">will</text:span><text:span text:style-name="T46"><text:s/></text:span><text:span text:style-name="T47">be</text:span><text:span text:style-name="T48"><text:s/></text:span><text:span text:style-name="T49">shorter</text:span><text:span text:style-name="T50"><text:s/></text:span><text:span text:style-name="T51">than</text:span><text:span text:style-name="T52"><text:s/></text:span><text:span text:style-name="T53">minLength</text:span><text:span text:style-name="T54">.<text:s/></text:span><text:span text:style-name="T55">Because</text:span><text:span text:style-name="T56"><text:s/></text:span><text:span text:style-name="T57">n</text:span><text:span text:style-name="T58"><text:s/>-<text:s/></text:span><text:span text:style-name="T59">1</text:span><text:span text:style-name="T60"><text:s/>=<text:s/></text:span><text:span text:style-name="T61">2</text:span><text:span text:style-name="T62"><text:s/></text:span><text:span text:style-name="T63">cuts</text:span><text:span text:style-name="T64"><text:s/></text:span><text:span text:style-name="T65">cannot</text:span><text:span text:style-name="T66"><text:s/></text:span><text:span text:style-name="T67">be</text:span><text:span text:style-name="T68"><text:s/></text:span><text:span text:style-name="T69">made</text:span><text:span text:style-name="T70">,<text:s/></text:span><text:span text:style-name="T71">the</text:span><text:span text:style-name="T72"><text:s/></text:span><text:span text:style-name="T73">answer</text:span><text:span text:style-name="T74"><text:s/></text:span><text:span text:style-name="T75">is</text:span></text:p>
      <text:p text:style-name="P2"><text:span text:style-name="T75">"Impossible"</text:span><text:span text:style-name="T76">.</text:span><text:span text:style-name="T77"/></text:p>
      <text:p text:style-name="P2"><text:span text:style-name="T77">Function</text:span><text:span text:style-name="T78"><text:s/></text:span><text:span text:style-name="T79">Description</text:span></text:p>
      <text:p text:style-name="P2"><text:span text:style-name="T79">Complete</text:span><text:span text:style-name="T80"><text:s/></text:span><text:span text:style-name="T81">the</text:span><text:span text:style-name="T82"><text:s/></text:span><text:span text:style-name="T83">function</text:span><text:span text:style-name="T84"><text:s/></text:span><text:span text:style-name="T85">cutThemAll</text:span><text:span text:style-name="T86"><text:s/></text:span><text:span text:style-name="T87">in</text:span><text:span text:style-name="T88"><text:s/></text:span><text:span text:style-name="T89">the</text:span><text:span text:style-name="T90"><text:s/></text:span><text:span text:style-name="T91">editor</text:span><text:span text:style-name="T92"><text:s/></text:span><text:span text:style-name="T93">below</text:span><text:span text:style-name="T94">.</text:span><text:span text:style-name="T95"/></text:p>
      <text:p text:style-name="P2"><text:span text:style-name="T95">cutThemAll</text:span><text:span text:style-name="T96"><text:s/></text:span><text:span text:style-name="T97">has</text:span><text:span text:style-name="T98"><text:s/></text:span><text:span text:style-name="T99">the</text:span><text:span text:style-name="T100"><text:s/></text:span><text:span text:style-name="T101">following</text:span><text:span text:style-name="T102"><text:s/></text:span><text:span text:style-name="T103">parameter</text:span><text:span text:style-name="T104">(</text:span><text:span text:style-name="T105">s</text:span><text:span text:style-name="T106">):</text:span><text:span text:style-name="T107"/></text:p>
      <text:p text:style-name="P2"><text:span text:style-name="T107">int</text:span><text:span text:style-name="T108"><text:s/></text:span><text:span text:style-name="T109">lengths</text:span><text:span text:style-name="T110">[</text:span><text:span text:style-name="T111">n</text:span><text:span text:style-name="T112">]:<text:s/></text:span><text:span text:style-name="T113">the</text:span><text:span text:style-name="T114"><text:s/></text:span><text:span text:style-name="T115">lengths</text:span><text:span text:style-name="T116"><text:s/></text:span><text:span text:style-name="T117">of</text:span><text:span text:style-name="T118"><text:s/></text:span><text:span text:style-name="T119">the</text:span><text:span text:style-name="T120"><text:s/></text:span><text:span text:style-name="T121">segments</text:span><text:span text:style-name="T122">,<text:s/></text:span><text:span text:style-name="T123">in</text:span><text:span text:style-name="T124"><text:s/></text:span><text:span text:style-name="T125">order</text:span></text:p>
      <text:p text:style-name="P2"><text:span text:style-name="T125">int</text:span><text:span text:style-name="T126"><text:s/></text:span><text:span text:style-name="T127">minLength</text:span><text:span text:style-name="T128">:<text:s/></text:span><text:span text:style-name="T129">the</text:span><text:span text:style-name="T130"><text:s/></text:span><text:span text:style-name="T131">minimum</text:span><text:span text:style-name="T132"><text:s/></text:span><text:span text:style-name="T133">length</text:span><text:span text:style-name="T134"><text:s/></text:span><text:span text:style-name="T135">the</text:span><text:span text:style-name="T136"><text:s/></text:span><text:span text:style-name="T137">machine</text:span><text:span text:style-name="T138"><text:s/></text:span><text:span text:style-name="T139">can</text:span><text:span text:style-name="T140"><text:s/></text:span><text:span text:style-name="T141">accept</text:span></text:p>
      <text:p text:style-name="P2"><text:span text:style-name="T141">Returns</text:span></text:p>
      <text:p text:style-name="P2"><text:span text:style-name="T141">string</text:span><text:span text:style-name="T142">:<text:s/></text:span><text:span text:style-name="T143">"Possible"</text:span><text:span text:style-name="T144"><text:s/></text:span><text:span text:style-name="T145">if</text:span><text:span text:style-name="T146"><text:s/></text:span><text:span text:style-name="T147">all</text:span><text:span text:style-name="T148"><text:s/></text:span><text:span text:style-name="T149">n</text:span><text:span text:style-name="T150">-</text:span><text:span text:style-name="T151">1</text:span><text:span text:style-name="T152"><text:s/></text:span><text:span text:style-name="T153">cuts</text:span><text:span text:style-name="T154"><text:s/></text:span><text:span text:style-name="T155">can</text:span><text:span text:style-name="T156"><text:s/></text:span><text:span text:style-name="T157">be</text:span><text:span text:style-name="T158"><text:s/></text:span><text:span text:style-name="T159">made</text:span><text:span text:style-name="T160">.<text:s/></text:span><text:span text:style-name="T161">Otherwise</text:span><text:span text:style-name="T162">,<text:s/></text:span><text:span text:style-name="T163">return</text:span><text:span text:style-name="T164"><text:s/></text:span><text:span text:style-name="T165">the</text:span><text:span text:style-name="T166"><text:s/></text:span><text:span text:style-name="T167">string</text:span></text:p>
      <text:p text:style-name="P2"><text:span text:style-name="T167">"Impossible"</text:span><text:span text:style-name="T168">.</text:span></text:p>
      <text:p text:style-name="P2"><text:span text:style-name="T169">Input</text:span><text:span text:style-name="T170"><text:s/></text:span><text:span text:style-name="T171">Format</text:span><text:span text:style-name="T172"><text:s/></text:span><text:span text:style-name="T173">For</text:span><text:span text:style-name="T174"><text:s/></text:span><text:span text:style-name="T175">Custom</text:span><text:span text:style-name="T176"><text:s/></text:span><text:span text:style-name="T177">Testing</text:span></text:p>
      <text:p text:style-name="P2"><text:span text:style-name="T177">The</text:span><text:span text:style-name="T178"><text:s/></text:span><text:span text:style-name="T179">first</text:span><text:span text:style-name="T180"><text:s/></text:span><text:span text:style-name="T181">line</text:span><text:span text:style-name="T182"><text:s/></text:span><text:span text:style-name="T183">contains</text:span><text:span text:style-name="T184"><text:s/></text:span><text:span text:style-name="T185">an</text:span><text:span text:style-name="T186"><text:s/></text:span><text:span text:style-name="T187">integer</text:span><text:span text:style-name="T188">,<text:s/></text:span><text:span text:style-name="T189">n</text:span><text:span text:style-name="T190">,<text:s/></text:span><text:span text:style-name="T191">the</text:span><text:span text:style-name="T192"><text:s/></text:span><text:span text:style-name="T193">number</text:span><text:span text:style-name="T194"><text:s/></text:span><text:span text:style-name="T195">of</text:span><text:span text:style-name="T196"><text:s/></text:span><text:span text:style-name="T197">elements</text:span><text:span text:style-name="T198"><text:s/></text:span><text:span text:style-name="T199">in</text:span><text:span text:style-name="T200"><text:s/></text:span><text:span text:style-name="T201">lengths</text:span><text:span text:style-name="T202">.</text:span><text:span text:style-name="T203"/></text:p>
      <text:p text:style-name="P2"><text:span text:style-name="T203">Each</text:span><text:span text:style-name="T204"><text:s/></text:span><text:span text:style-name="T205">line</text:span><text:span text:style-name="T206"><text:s/></text:span><text:span text:style-name="T207">i</text:span><text:span text:style-name="T208"><text:s/></text:span><text:span text:style-name="T209">of</text:span><text:span text:style-name="T210"><text:s/></text:span><text:span text:style-name="T211">the</text:span><text:span text:style-name="T212"><text:s/></text:span><text:span text:style-name="T213">n</text:span><text:span text:style-name="T214"><text:s/></text:span><text:span text:style-name="T215">subsequent</text:span><text:span text:style-name="T216"><text:s/></text:span><text:span text:style-name="T217">lines</text:span><text:span text:style-name="T218"><text:s/>(</text:span><text:span text:style-name="T219">where</text:span><text:span text:style-name="T220"><text:s/></text:span><text:span text:style-name="T221">0</text:span><text:span text:style-name="T222"><text:s/></text:span><text:span text:style-name="T223">≤ i &lt; n) contains an integer, lengths[i].</text:span></text:p>
      <text:p text:style-name="P2"><text:span text:style-name="T224">The next line contains an integer, minLength, the minimum length accepted by the</text:span></text:p>
      <text:p text:style-name="P2"><text:span text:style-name="T224">machine.</text:span></text:p>
      <text:p text:style-name="P2"><text:span text:style-name="T224">Sample Input For Custom Testing</text:span></text:p>
      <text:p text:style-name="P2"><text:span text:style-name="T224">STDIN Function</text:span></text:p>
      <text:p text:style-name="P2"><text:span text:style-name="T224">----- --------</text:span></text:p>
      <text:p text:style-name="P2"><text:span text:style-name="T224">4<text:s/></text:span><text:span text:style-name="T225">→</text:span><text:span text:style-name="T226"><text:s/>lengths[] size n = 4</text:span></text:p>
      <text:p text:style-name="P2"><text:span text:style-name="T226">3<text:s/></text:span><text:span text:style-name="T227">→</text:span><text:span text:style-name="T228"><text:s/>lengths[] = [3, 5, 4, 3]</text:span></text:p>
      <text:p text:style-name="P2"><text:span text:style-name="T228">5</text:span></text:p>
      <text:p text:style-name="P2"><text:span text:style-name="T228">4</text:span></text:p>
      <text:p text:style-name="P2"><text:span text:style-name="T228">3</text:span></text:p>
      <text:p text:style-name="P2"><text:span text:style-name="T228">9<text:s/></text:span><text:span text:style-name="T229">→</text:span><text:span text:style-name="T230"><text:s/>minLength= 9</text:span></text:p>
      <text:p text:style-name="P2"><text:span text:style-name="T230">Sample Output</text:span></text:p>
      <text:p text:style-name="P2"><text:span text:style-name="T230">Possible</text:span></text:p>
      <text:p text:style-name="P2"><text:span text:style-name="T230">ROLL NO:241801278</text:span></text:p>
      <text:p text:style-name="P2"><text:span text:style-name="T230">NAME:Sudiksha S</text:span></text:p>
      <text:p text:style-name="P2"><draw:frame text:anchor-type="as-char" svg:width="152.40mm" svg:height="85.73mm" style:rel-width="scale" style:rel-height="scale"><draw:object-ole xlink:href="OleObj4"/><draw:image xlink:href="ObjectReplacements/OleObj4"/></draw:frame><text:span text:style-name="T230"/></text:p>
      <text:p text:style-name="P2"><draw:frame text:anchor-type="as-char" svg:width="152.40mm" svg:height="85.73mm" style:rel-width="scale" style:rel-height="scale"><draw:object-ole xlink:href="OleObj5"/><draw:image xlink:href="ObjectReplacements/OleObj5"/></draw:frame><text:span text:style-name="T230"/></text:p>
      <text:p text:style-name="P2"><text:span text:style-name="T230"/></text:p>
      <text:p text:style-name="P2"><text:span text:style-name="T230"/></text:p>
      <text:p text:style-name="P2"><text:span text:style-name="T230"/></text:p>
      <text:p text:style-name="P2"><text:span text:style-name="T230"/></text:p>
      <text:p text:style-name="P3"><text:span text:style-name="T23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